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officeooo:rsid="0007a75e" officeooo:paragraph-rsid="0007a75e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officeooo:rsid="0007a75e" officeooo:paragraph-rsid="0007a75e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9c3c3" officeooo:paragraph-rsid="0009c3c3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7a75e" officeooo:paragraph-rsid="0007a7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a75e" officeooo:paragraph-rsid="0007a7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a75e" officeooo:paragraph-rsid="0008964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7a75e" officeooo:paragraph-rsid="0009c3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Liberation Serif" fo:font-size="12pt" fo:font-weight="normal" officeooo:rsid="0007a75e" officeooo:paragraph-rsid="0008964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9643" officeooo:paragraph-rsid="00089643" style:font-size-asian="10.5pt" style:font-weight-asian="normal" style:font-size-complex="12pt" style:font-weight-complex="normal"/>
    </style:style>
    <style:style style:name="P10" style:family="paragraph" style:parent-style-name="Standard" style:list-style-name="WWNum1">
      <style:paragraph-properties fo:margin-left="0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Liberation Serif" fo:font-size="12pt" fo:language="none" fo:country="none" fo:font-weight="normal" officeooo:paragraph-rsid="00089643" style:font-size-asian="12pt" style:font-weight-asian="normal" style:font-size-complex="12pt" style:font-weight-complex="normal"/>
    </style:style>
    <style:style style:name="P11" style:family="paragraph" style:parent-style-name="Standard" style:list-style-name="WWNum1">
      <style:paragraph-properties fo:margin-left="0cm" fo:margin-right="0cm" fo:margin-top="0cm" fo:margin-bottom="0.353cm" style:contextual-spacing="false" fo:line-height="115%" fo:text-indent="0cm" style:auto-text-indent="false">
        <style:tab-stops/>
      </style:paragraph-properties>
      <style:text-properties fo:color="#000000" style:font-name="Liberation Serif" fo:font-size="12pt" fo:language="none" fo:country="none" fo:font-weight="normal" officeooo:paragraph-rsid="00089643" style:font-size-asian="12pt" style:font-weight-asian="normal" style:font-size-complex="12pt" style:font-weight-complex="normal"/>
    </style:style>
    <style:style style:name="P12" style:family="paragraph" style:parent-style-name="Standard" style:list-style-name="WWNum1">
      <style:paragraph-properties fo:margin-left="0cm" fo:margin-right="0cm" fo:margin-top="0cm" fo:margin-bottom="0.353cm" style:contextual-spacing="false" fo:line-height="100%" fo:text-indent="0cm" style:auto-text-indent="false">
        <style:tab-stops/>
      </style:paragraph-properties>
      <style:text-properties fo:color="#000000" style:font-name="Liberation Serif" fo:font-size="12pt" fo:language="none" fo:country="none" fo:font-weight="normal" officeooo:paragraph-rsid="00089643" style:font-size-asian="12pt" style:font-weight-asian="normal" style:font-size-complex="12pt" style:font-weight-complex="normal"/>
    </style:style>
    <style:style style:name="T1" style:family="text">
      <style:text-properties officeooo:rsid="00089643"/>
    </style:style>
    <style:style style:name="T2" style:family="text">
      <style:text-properties officeooo:rsid="0009c3c3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9c3c3" style:font-size-asian="11pt" style:font-size-complex="11pt"/>
    </style:style>
    <style:style style:name="T5" style:family="text">
      <style:text-properties officeooo:rsid="000cd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istema Virtual de Reação e Controle</text:p>
      <text:p text:style-name="P1"/>
      <text:p text:style-name="P2">Instituto Superior de Tecnologia</text:p>
      <text:p text:style-name="P2">Oscar Neiva E. Neto</text:p>
      <text:p text:style-name="P2"/>
      <text:p text:style-name="P2"/>
      <text:p text:style-name="P2"/>
      <text:p text:style-name="P3">Resumo</text:p>
      <text:p text:style-name="P7"><text:span text:style-name="T4">I</text:span><text:span text:style-name="T3">nspirado em um sistema de manobras ultilizado pela </text:span><text:span text:style-name="T4">National Aeronaltic and Space Administration (NASA), foi criado o Sistema Virtual de Reação e Controle.</text:span><text:span text:style-name="T3"> </text:span><text:s/></text:p>
      <text:p text:style-name="P2"/>
      <text:p text:style-name="P2"/>
      <text:p text:style-name="P4">I Introdução</text:p>
      <text:p text:style-name="P5">O sistema virtual de reação e controle foi inspirado em um sistema de manobras ultilizado pela NASA. O sistema <text:span text:style-name="T1">usado pela agência Norte Americana</text:span> encontrava-se embarcado nos Ônibus Espaciais, e era operado pela tripulação <text:span text:style-name="T1">somente</text:span> quando em orbita, <text:span text:style-name="T1">e</text:span> <text:span text:style-name="T1">após a realização de todas as etapas de manobras autônomas, estas controladas pela equipe em terra</text:span>. <text:s/></text:p>
      <text:p text:style-name="P5"><text:s text:c="4"/></text:p>
      <text:p text:style-name="P4">II O Sistema <text:span text:style-name="T1">de</text:span> Manobras <text:span text:style-name="T1">Orbitais</text:span></text:p>
      <text:p text:style-name="P9">O Sistema de Manobras Orbitais é na verdade um conjunto de outros sistemas usados para manobras fora da atmosfera terrestre. Uma das ramificações desse sistema era usada para manobras mais delicadas, como fazer a acoplagem dos Shuttles na Estação Espacial, e leves auterações em orbitas de satelites geoestacionários. Este sistema chamava-se Sistema de Reação e Controle, e foi com base neste que foi criado o Sistema Virtual de Reação e Controle.</text:p>
      <text:p text:style-name="P6"/>
      <text:p text:style-name="P4">III O Sistema Virtual de Reação e Controle</text:p>
      <text:p text:style-name="P5">O sistema foi implementado em <text:span text:style-name="T1">C</text:span>++, <text:span text:style-name="T1">e nele</text:span> faz-se uso dos principais paradigmas da programação orientada a objetos. <text:span text:style-name="T1">O sistema faz a manipulação de um ponto dentro de um espaço tridimencional. E para que o ponto se movimente, foram criados métodos que possuem as mesmas caracteristicas de um vetor, modulo e direção. Com isso o ponto pode se mover, e para que ele seja depois destinado a uma nova posição, um outro método é usado para localiza-lo no espaço três coordenadas. </text:span></text:p>
      <text:p text:style-name="P5"/>
      <text:p text:style-name="P4">IV <text:span text:style-name="T2">As Subdivisões</text:span> do Sistema</text:p>
      <text:p text:style-name="P9">Foi necessário ter-se um modelo abstrato com três subdivisões. Uma deveria ser capaz de reconhecer a localização, outra seria encarregada de direcionar o ponto para uma nova posição, e uma ultima para determinar o modulo de deslocamento para a nova posição.</text:p>
      <text:p text:style-name="P6"/>
      <text:p text:style-name="P4"><text:span text:style-name="T5">V</text:span> Bibliografia</text:p>
      <text:list xml:id="list4166835578699095827" text:style-name="WWNum1">
        <text:list-header>
          <text:p text:style-name="P10">McDonnell Douglas Astronautics Co., St. Louis, Mo. (OMS/RCS pod assembly and integration).</text:p>
          <text:p text:style-name="P11">Dynamics, Aeronaltic and Astronaltic MIT open course (J. Peraire, S.Widnall).</text:p>
          <text:p text:style-name="P12">Halliday, David; Robert Resnick (1960-2007). Fundamentals of Physics. John Wiley &amp; Sons. Chapter 9.</text:p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6:35:11.753650879</meta:creation-date>
    <dc:date>2014-07-20T13:47:12.687669257</dc:date>
    <meta:editing-duration>PT1H44M4S</meta:editing-duration>
    <meta:editing-cycles>3</meta:editing-cycles>
    <meta:generator>LibreOffice/4.1.3.2$Linux_X86_64 LibreOffice_project/410$Build-2</meta:generator>
    <meta:document-statistic meta:table-count="0" meta:image-count="0" meta:object-count="0" meta:page-count="1" meta:paragraph-count="18" meta:word-count="349" meta:character-count="2182" meta:non-whitespace-character-count="1844"/>
  </office:meta>
</office:document-meta>
</file>